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style:font-name-asian="Monospace" style:font-size-asian="12pt" style:font-style-asian="normal" style:font-name-complex="Monospace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Monospace" fo:font-size="10pt" fo:font-style="normal" style:text-underline-style="none" style:font-name-asian="Monospace" style:font-size-asian="10pt" style:font-style-asian="normal" style:font-name-complex="Monospace" style:font-size-complex="10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nexe au compte rendu d’activités</text:p>
      <text:p text:style-name="P8">de Michaël Ory</text:p>
      <text:p text:style-name="P8">du 1/02/2014 au 28/02/2014</text:p>
      <text:p text:style-name="P1"/>
      <text:p text:style-name="P1"/>
      <text:p text:style-name="P1"/>
      <text:p text:style-name="P11">GSClassNotFound</text:p>
      <text:p text:style-name="P11">class and value not found</text:p>
      <text:p text:style-name="P11"/>
      <text:p text:style-name="P11">find bug in multi-inheritance projection</text:p>
      <text:p text:style-name="P11"/>
      <text:p text:style-name="P11">Clean Generic Builder</text:p>
      <text:p text:style-name="P11">GenericBuilder is now a simple Vertex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4-03-10T16:22:31</dc:date>
    <meta:editing-duration>P11DT7H29M19S</meta:editing-duration>
    <meta:editing-cycles>179</meta:editing-cycles>
    <meta:generator>LibreOffice/3.5$Linux_X86_64 LibreOffice_project/350m1$Build-2</meta:generator>
    <meta:print-date>2013-12-19T10:53:33</meta:print-date>
    <meta:document-statistic meta:table-count="0" meta:image-count="0" meta:object-count="0" meta:page-count="1" meta:paragraph-count="8" meta:word-count="32" meta:character-count="212" meta:non-whitespace-character-count="188"/>
  </office:meta>
</office:document-meta>
</file>